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Проиграл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Ещё есть шансы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Ещё есть шансы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Ещё есть шанс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10:36.632779435</meta:creation-date>
    <dc:date>2020-10-04T12:12:08.224827432</dc:date>
    <meta:editing-duration>PT1M32S</meta:editing-duration>
    <meta:editing-cycles>1</meta:editing-cycles>
    <meta:document-statistic meta:table-count="1" meta:cell-count="15" meta:object-count="0"/>
    <meta:generator>LibreOffice/6.4.5.2$Linux_X86_64 LibreOffice_project/40$Build-2</meta:generator>
  </office:meta>
</office:document-meta>
</file>